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Config">
        <table:table-row>
          <table:table-cell office:value-type="string">
            <text:p>Name</text:p>
          </table:table-cell>
          <table:table-cell office:value-type="string">
            <text:p>Help</text:p>
          </table:table-cell>
          <table:table-cell office:value-type="string">
            <text:p>Default value</text:p>
          </table:table-cell>
          <table:table-cell office:value-type="string">
            <text:p>Optional</text:p>
          </table:table-cell>
          <table:table-cell office:value-type="string">
            <text:p>Public</text:p>
          </table:table-cell>
        </table:table-row>
        <table:table-row>
          <table:table-cell office:value-type="string">
            <text:p>configFile</text:p>
          </table:table-cell>
          <table:table-cell office:value-type="string">
            <text:p>Config json file default: config.json</text:p>
          </table:table-cell>
          <table:table-cell office:value-type="string">
            <text:p>./config.json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debug</text:p>
          </table:table-cell>
          <table:table-cell office:value-type="string">
            <text:p>debugmode default fals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logLevel</text:p>
          </table:table-cell>
          <table:table-cell office:value-type="string">
            <text:p>logLevel</text:p>
          </table:table-cell>
          <table:table-cell office:value-type="string">
            <text:p>INFO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logFile</text:p>
          </table:table-cell>
          <table:table-cell office:value-type="string">
            <text:p>Log File, default None it means, not log</text:p>
          </table:table-cell>
          <table:table-cell office:value-type="string">
            <text:p/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logFormat</text:p>
          </table:table-cell>
          <table:table-cell office:value-type="string">
            <text:p>Log format</text:p>
          </table:table-cell>
          <table:table-cell office:value-type="string">
            <text:p>[%(asctime)s][%(levelname)s] %(message)s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show_rpc_message</text:p>
          </table:table-cell>
          <table:table-cell office:value-type="string">
            <text:p>Show rpc messag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open_port</text:p>
          </table:table-cell>
          <table:table-cell office:value-type="string">
            <text:p>Open port</text:p>
          </table:table-cell>
          <table:table-cell office:value-type="string">
            <text:p>8080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debug_open_port</text:p>
          </table:table-cell>
          <table:table-cell office:value-type="string">
            <text:p>debug port</text:p>
          </table:table-cell>
          <table:table-cell office:value-type="string">
            <text:p>8081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secure_port</text:p>
          </table:table-cell>
          <table:table-cell office:value-type="string">
            <text:p>Secure port</text:p>
          </table:table-cell>
          <table:table-cell office:value-type="string">
            <text:p>8443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host</text:p>
          </table:table-cell>
          <table:table-cell office:value-type="string">
            <text:p>host</text:p>
          </table:table-cell>
          <table:table-cell office:value-type="string">
            <text:p>localhost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rt_file</text:p>
          </table:table-cell>
          <table:table-cell office:value-type="string">
            <text:p>crt_file</text:p>
          </table:table-cell>
          <table:table-cell office:value-type="string">
            <text:p>Non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key_file</text:p>
          </table:table-cell>
          <table:table-cell office:value-type="string">
            <text:p>key_file</text:p>
          </table:table-cell>
          <table:table-cell office:value-type="string">
            <text:p>Non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web_root</text:p>
          </table:table-cell>
          <table:table-cell office:value-type="string">
            <text:p>web root</text:p>
          </table:table-cell>
          <table:table-cell office:value-type="string">
            <text:p>Non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data_dir</text:p>
          </table:table-cell>
          <table:table-cell office:value-type="string">
            <text:p>Data dir</text:p>
          </table:table-cell>
          <table:table-cell office:value-type="string">
            <text:p>Non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est_dir</text:p>
          </table:table-cell>
          <table:table-cell office:value-type="string">
            <text:p>Dir for test</text:p>
          </table:table-cell>
          <table:table-cell office:value-type="string">
            <text:p>/var/tmp/real_private_data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My own Salt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server_salt</text:p>
          </table:table-cell>
          <table:table-cell office:value-type="string">
            <text:p>Salt</text:p>
          </table:table-cell>
          <table:table-cell office:value-type="string">
            <text:p>Server salt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enable_create_user</text:p>
          </table:table-cell>
          <table:table-cell office:value-type="string">
            <text:p>Enable Create user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defaultRpcClient</text:p>
          </table:table-cell>
          <table:table-cell office:value-type="string">
            <text:p>Default Rpc call</text:p>
          </table:table-cell>
          <table:table-cell office:value-type="string">
            <text:p>SimpleJsonRpcWebSocketClientServic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